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3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30">
      <style:table-cell-properties fo:border-bottom="0.06pt solid #000000" fo:border-left="none" fo:border-right="none" fo:border-top="none"/>
      <style:text-properties style:font-name="Input" style:font-name-asian="Droid Sans Fallback" style:font-name-complex="FreeSans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13"/>
    <style:style style:name="ce29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13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3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61"/>
    <style:style style:name="ce56" style:family="table-cell" style:parent-style-name="Default" style:data-style-name="N11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28"/>
        <table:table-column table:style-name="co2" table:default-cell-style-name="ce28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randomN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F</text:p>
          </table:table-cell>
          <table:table-cell table:style-name="ce16" office:value-type="string" calcext:value-type="string" table:number-columns-spanned="2" table:number-rows-spanned="1">
            <text:p>Total Worms per run</text:p>
          </table:table-cell>
          <table:covered-table-cell table:style-name="ce18"/>
          <table:table-cell table:style-name="ce18" office:value-type="string" calcext:value-type="string">
            <text:p>random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Lane</text:p>
          </table:table-cell>
          <table:table-cell table:style-name="ce18" office:value-type="string" calcext:value-type="string">
            <text:p>rawConc</text:p>
          </table:table-cell>
          <table:table-cell table:style-name="ce18" office:value-type="string" calcext:value-type="string">
            <text:p>nSperm</text:p>
          </table:table-cell>
          <table:table-cell table:style-name="ce18" office:value-type="string" calcext:value-type="string">
            <text:p>EggPos</text:p>
          </table:table-cell>
          <table:table-cell table:style-name="ce35" office:value-type="string" calcext:value-type="string">
            <text:p>nEggs</text:p>
          </table:table-cell>
          <table:table-cell table:style-name="ce18" office:value-type="string" calcext:value-type="string">
            <text:p>nFert</text:p>
          </table:table-cell>
          <table:table-cell table:style-name="ce18" office:value-type="string" calcext:value-type="string">
            <text:p>nPoly</text:p>
          </table:table-cell>
          <table:table-cell table:style-name="ce35" office:value-type="string" calcext:value-type="string">
            <text:p>nConEggs</text:p>
          </table:table-cell>
          <table:table-cell table:style-name="ce35" office:value-type="string" calcext:value-type="string">
            <text:p>nConFert</text:p>
          </table:table-cell>
          <table:table-cell table:style-name="ce39" office:value-type="string" calcext:value-type="string">
            <text:p>PropFert</text:p>
          </table:table-cell>
          <table:table-cell table:style-name="ce43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6" table:formula="of:=[.L2]*([.N2]*0.1)" office:value-type="float" office:value="42930000" calcext:value-type="float">
            <text:p>4.293E+07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2]/[.Q2])-([.U7]/[.T7])" office:value-type="float" office:value="0.294117647058823" calcext:value-type="float">
            <text:p>0.2941176471</text:p>
          </table:table-cell>
          <table:table-cell table:style-name="ce44"/>
          <table:table-cell table:number-columns-repeated="4"/>
          <table:table-cell table:style-name="ce44"/>
          <table:table-cell table:number-columns-repeated="996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06" calcext:value-type="float">
            <text:p>1.0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3]*([.N3]*0.1)" office:value-type="float" office:value="42930000" calcext:value-type="float">
            <text:p>4.293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3]/[.Q3])-([.U7]/[.T7])" office:value-type="float" office:value="0.185714285714286" calcext:value-type="float">
            <text:p>0.1857142857</text:p>
          </table:table-cell>
          <table:table-cell table:style-name="ce18" office:value-type="string" calcext:value-type="string">
            <text:p>Individual</text:p>
          </table:table-cell>
          <table:table-cell table:style-name="ce18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50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3.18" calcext:value-type="float">
            <text:p>3.1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4]*([.N4]*0.1)" office:value-type="float" office:value="128790000" calcext:value-type="float">
            <text:p>1.288E+08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]/[.Q4])-([.U7]/[.T7])" office:value-type="float" office:value="0.435897435897436" calcext:value-type="float">
            <text:p>0.4358974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1000" calcext:value-type="float">
            <text:p>1.00E+03</text:p>
          </table:table-cell>
          <table:table-cell table:style-name="ce56" table:formula="of:=AVERAGE([.AC4:.AC53])*(1/0.000004)*[.AD4]" office:value-type="float" office:value="605000000" calcext:value-type="float">
            <text:p>6.050E+008</text:p>
          </table:table-cell>
          <table:table-cell table:number-columns-repeated="993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5]*([.N5]*0.1)" office:value-type="float" office:value="85860000" calcext:value-type="float">
            <text:p>8.586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]/[.Q5])-([.U7]/[.T7])" office:value-type="float" office:value="0.0810810810810811" calcext:value-type="float">
            <text:p>0.081081081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3.18" calcext:value-type="float">
            <text:p>3.1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6]*([.N6]*0.1)" office:value-type="float" office:value="128790000" calcext:value-type="float">
            <text:p>1.288E+08</text:p>
          </table:table-cell>
          <table:table-cell table:style-name="ce33" office:value-type="float" office:value="5" calcext:value-type="float">
            <text:p>5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]/[.Q6])-([.U7]/[.T7])" office:value-type="float" office:value="0.181818181818182" calcext:value-type="float">
            <text:p>0.181818181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9" table:formula="of:=[.L7]*([.N7]*0.1)" office:value-type="float" office:value="85860000" calcext:value-type="float">
            <text:p>8.586E+07</text:p>
          </table:table-cell>
          <table:table-cell table:style-name="ce34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7]/[.Q7])-([.U7]/[.T7])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6" table:formula="of:=[.L8]*([.N8]*0.1)" office:value-type="float" office:value="42930000" calcext:value-type="float">
            <text:p>4.293E+07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8]/[.Q8])-([.U13]/[.T13])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06" calcext:value-type="float">
            <text:p>1.0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9]*([.N9]*0.1)" office:value-type="float" office:value="42930000" calcext:value-type="float">
            <text:p>4.293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9]/[.Q9])-([.U13]/[.T13]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3.18" calcext:value-type="float">
            <text:p>3.1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10]*([.N10]*0.1)" office:value-type="float" office:value="128790000" calcext:value-type="float">
            <text:p>1.288E+08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10]/[.Q10])-([.U13]/[.T13])" office:value-type="float" office:value="0.618181818181818" calcext:value-type="float">
            <text:p>0.618181818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11]*([.N11]*0.1)" office:value-type="float" office:value="85860000" calcext:value-type="float">
            <text:p>8.586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11]/[.Q11])-([.U13]/[.T13])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3.18" calcext:value-type="float">
            <text:p>3.1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12]*([.N12]*0.1)" office:value-type="float" office:value="128790000" calcext:value-type="float">
            <text:p>1.288E+08</text:p>
          </table:table-cell>
          <table:table-cell table:style-name="ce33" office:value-type="float" office:value="55" calcext:value-type="float">
            <text:p>55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12]/[.Q12])-([.U13]/[.T13])" office:value-type="float" office:value="0.37037037037037" calcext:value-type="float">
            <text:p>0.370370370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9" table:formula="of:=[.L13]*([.N13]*0.1)" office:value-type="float" office:value="85860000" calcext:value-type="float">
            <text:p>8.586E+07</text:p>
          </table:table-cell>
          <table:table-cell table:style-name="ce34" office:value-type="float" office:value="55" calcext:value-type="float">
            <text:p>5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13]/[.Q13])-([.U13]/[.T13])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float" office:value="385000000" calcext:value-type="float">
            <text:p>3.850E+08</text:p>
          </table:table-cell>
          <table:table-cell table:style-name="ce26" table:formula="of:=[.L14]*([.N14]*0.1)" office:value-type="float" office:value="34650000" calcext:value-type="float">
            <text:p>3.465E+07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0" table:formula="of:=([.R14]/[.Q14])-([.U19]/[.T19])" office:value-type="float" office:value="0.302631578947368" calcext:value-type="float">
            <text:p>0.3026315789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50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15]*([.N15]*0.1)" office:value-type="float" office:value="34650000" calcext:value-type="float">
            <text:p>3.465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15]/[.Q15])-([.U19]/[.T19])" office:value-type="float" office:value="0.138461538461538" calcext:value-type="float">
            <text:p>0.138461538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style-name="ce42" table:formula="of:=SUM([.X4:.X15])-0.1" office:value-type="float" office:value="1.2" calcext:value-type="float">
            <text:p>1.2</text:p>
          </table:table-cell>
          <table:table-cell table:formula="of:=[.Y15]*9" office:value-type="float" office:value="10.8" calcext:value-type="float">
            <text:p>10.8</text:p>
          </table:table-cell>
          <table:table-cell table:formula="of:=[.Y15]+[.Z15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16]*([.N16]*0.1)" office:value-type="float" office:value="103950000" calcext:value-type="float">
            <text:p>1.040E+08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16]/[.Q16])-([.U19]/[.T19])" office:value-type="float" office:value="0.23728813559322" calcext:value-type="float">
            <text:p>0.237288135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17]*([.N17]*0.1)" office:value-type="float" office:value="69300000" calcext:value-type="float">
            <text:p>6.930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41" table:formula="of:=([.R17]/[.Q17])-([.U19]/[.T19])" office:value-type="float" office:value="0.231707317073171" calcext:value-type="float">
            <text:p>0.23170731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18]*([.N18]*0.1)" office:value-type="float" office:value="103950000" calcext:value-type="float">
            <text:p>1.040E+08</text:p>
          </table:table-cell>
          <table:table-cell table:style-name="ce33" office:value-type="float" office:value="5" calcext:value-type="float">
            <text:p>5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18]/[.Q18])-([.U19]/[.T19])" office:value-type="float" office:value="0.11" calcext:value-type="float">
            <text:p>0.11</text:p>
          </table:table-cell>
          <table:table-cell table:style-name="ce45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float" office:value="385000000" calcext:value-type="float">
            <text:p>3.850E+08</text:p>
          </table:table-cell>
          <table:table-cell table:style-name="ce29" table:formula="of:=[.L19]*([.N19]*0.1)" office:value-type="float" office:value="69300000" calcext:value-type="float">
            <text:p>6.930E+07</text:p>
          </table:table-cell>
          <table:table-cell table:style-name="ce34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19]/[.Q19])-([.U19]/[.T19])" office:value-type="float" office:value="0.2625" calcext:value-type="float">
            <text:p>0.2625</text:p>
          </table:table-cell>
          <table:table-cell table:style-name="ce46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float" office:value="385000000" calcext:value-type="float">
            <text:p>3.850E+08</text:p>
          </table:table-cell>
          <table:table-cell table:style-name="ce26" table:formula="of:=[.L20]*([.N20]*0.1)" office:value-type="float" office:value="34650000" calcext:value-type="float">
            <text:p>3.465E+07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40" table:formula="of:=([.R20]/[.Q20])-([.U25]/[.T25])" office:value-type="float" office:value="0.25" calcext:value-type="float">
            <text:p>0.25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N</text:p>
          </table:table-cell>
          <table:table-cell table:style-name="ce47" office:value-type="string" calcext:value-type="string">
            <text:p>Lane</text:p>
          </table:table-cell>
          <table:table-cell table:style-name="ce18" office:value-type="string" calcext:value-type="string">
            <text:p>EjVol</text:p>
          </table:table-cell>
          <table:table-cell table:style-name="ce52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21]*([.N21]*0.1)" office:value-type="float" office:value="34650000" calcext:value-type="float">
            <text:p>3.465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21]/[.Q21])-([.U25]/[.T25])" office:value-type="float" office:value="0.2375" calcext:value-type="float">
            <text:p>0.2375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1" table:formula="of:=[.X21]*([.AA21]/10.5)" office:value-type="float" office:value="1.95918367346939" calcext:value-type="float">
            <text:p>1.9591836735</text:p>
          </table:table-cell>
          <table:table-cell table:style-name="ce51" table:formula="of:=([.Y15]*10)-(([.Y15]*10)/7)" office:value-type="float" office:value="10.2857142857143" calcext:value-type="float">
            <text:p>10.28571428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22]*([.N22]*0.1)" office:value-type="float" office:value="103950000" calcext:value-type="float">
            <text:p>1.040E+08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41" table:formula="of:=([.R22]/[.Q22])-([.U25]/[.T25])" office:value-type="float" office:value="0.363636363636364" calcext:value-type="float">
            <text:p>0.3636363636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51" table:formula="of:=[.X22]*([.AA21]/10.5)" office:value-type="float" office:value="2.93877551020408" calcext:value-type="float">
            <text:p>2.93877551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23]*([.N23]*0.1)" office:value-type="float" office:value="69300000" calcext:value-type="float">
            <text:p>6.930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23]/[.Q23])-([.U25]/[.T25])" office:value-type="float" office:value="0.236842105263158" calcext:value-type="float">
            <text:p>0.236842105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51" table:formula="of:=[.X23]*([.AA21]/10.5)" office:value-type="float" office:value="2.93877551020408" calcext:value-type="float">
            <text:p>2.93877551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24]*([.N24]*0.1)" office:value-type="float" office:value="103950000" calcext:value-type="float">
            <text:p>1.040E+08</text:p>
          </table:table-cell>
          <table:table-cell table:style-name="ce33" office:value-type="float" office:value="55" calcext:value-type="float">
            <text:p>55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24]/[.Q24])-([.U25]/[.T25])" office:value-type="float" office:value="0.25" calcext:value-type="float">
            <text:p>0.25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1" table:formula="of:=[.X24]*([.AA21]/10.5)" office:value-type="float" office:value="0.979591836734694" calcext:value-type="float">
            <text:p>0.97959183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float" office:value="385000000" calcext:value-type="float">
            <text:p>3.850E+08</text:p>
          </table:table-cell>
          <table:table-cell table:style-name="ce29" table:formula="of:=[.L25]*([.N25]*0.1)" office:value-type="float" office:value="69300000" calcext:value-type="float">
            <text:p>6.930E+07</text:p>
          </table:table-cell>
          <table:table-cell table:style-name="ce34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25]/[.Q25])" office:value-type="float" office:value="0.557142857142857" calcext:value-type="float">
            <text:p>0.557142857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51" table:formula="of:=[.X25]*([.AA21]/10.5)" office:value-type="float" office:value="1.95918367346939" calcext:value-type="float">
            <text:p>1.95918367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22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float" office:value="1065000000" calcext:value-type="float">
            <text:p>1.065E+09</text:p>
          </table:table-cell>
          <table:table-cell table:style-name="ce26" table:formula="of:=[.L26]*([.N26]*0.1)" office:value-type="float" office:value="339061224.489796" calcext:value-type="float">
            <text:p>3.391E+08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26]/[.Q26])-([.U31]/[.T31])" office:value-type="float" office:value="0.36" calcext:value-type="float">
            <text:p>0.36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51" table:formula="of:=[.X26]*([.AA21]/10.5)" office:value-type="float" office:value="0.979591836734694" calcext:value-type="float">
            <text:p>0.97959183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2.12244897959184" calcext:value-type="float">
            <text:p>2.1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27]*([.N27]*0.1)" office:value-type="float" office:value="226040816.326531" calcext:value-type="float">
            <text:p>2.260E+08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27]/[.Q27])-([.U31]/[.T31])" office:value-type="float" office:value="0.55" calcext:value-type="float">
            <text:p>0.55</text:p>
          </table:table-cell>
          <table:table-cell table:style-name="ce48" office:value-type="string" calcext:value-type="string">
            <text:p>Total</text:p>
          </table:table-cell>
          <table:table-cell table:style-name="ce49" table:formula="of:=SUM([.X21:.X26])" office:value-type="float" office:value="12" calcext:value-type="float">
            <text:p>12</text:p>
          </table:table-cell>
          <table:table-cell table:style-name="ce49"/>
          <table:table-cell table:style-name="ce51" table:formula="of:=SUM([.Z21:.Z26])" office:value-type="float" office:value="11.7551020408163" calcext:value-type="float">
            <text:p>11.75510204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2.12244897959184" calcext:value-type="float">
            <text:p>2.12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28]*([.N28]*0.1)" office:value-type="float" office:value="226040816.326531" calcext:value-type="float">
            <text:p>2.260E+08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41" table:formula="of:=([.R28]/[.Q28])-([.U31]/[.T31])" office:value-type="float" office:value="0.45" calcext:value-type="float">
            <text:p>0.45</text:p>
          </table:table-cell>
          <table:table-cell table:number-columns-repeated="4"/>
          <table:table-cell table:style-name="ce53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1.06122448979592" calcext:value-type="float">
            <text:p>1.0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29]*([.N29]*0.1)" office:value-type="float" office:value="113020408.163265" calcext:value-type="float">
            <text:p>1.130E+08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29]/[.Q29])-([.U31]/[.T31])" office:value-type="float" office:value="0.32" calcext:value-type="float">
            <text:p>0.3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3.18367346938775" calcext:value-type="float">
            <text:p>3.1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0]*([.N30]*0.1)" office:value-type="float" office:value="339061224.489796" calcext:value-type="float">
            <text:p>3.391E+08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5" calcext:value-type="float">
            <text:p>5</text:p>
          </table:table-cell>
          <table:table-cell table:style-name="ce25" table:number-columns-repeated="2"/>
          <table:table-cell table:style-name="ce41" table:formula="of:=([.R30]/[.Q30])-([.U31]/[.T31])" office:value-type="float" office:value="0.466744186046512" calcext:value-type="float">
            <text:p>0.46674418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1065000000" calcext:value-type="float">
            <text:p>1.065E+09</text:p>
          </table:table-cell>
          <table:table-cell table:style-name="ce29" table:formula="of:=[.L31]*([.N31]*0.1)" office:value-type="float" office:value="113020408.163265" calcext:value-type="float">
            <text:p>1.130E+08</text:p>
          </table:table-cell>
          <table:table-cell table:style-name="ce34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2" table:formula="of:=([.R31]/[.Q31])-([.U31]/[.T31])" office:value-type="float" office:value="0.33" calcext:value-type="float">
            <text:p>0.3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22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float" office:value="1065000000" calcext:value-type="float">
            <text:p>1.065E+09</text:p>
          </table:table-cell>
          <table:table-cell table:style-name="ce26" table:formula="of:=[.L32]*([.N32]*0.1)" office:value-type="float" office:value="339061224.489796" calcext:value-type="float">
            <text:p>3.391E+08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0" table:formula="of:=([.R32]/[.Q32])-([.U37]/[.T37])" office:value-type="float" office:value="0.63" calcext:value-type="float">
            <text:p>0.6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2.12244897959184" calcext:value-type="float">
            <text:p>2.1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3]*([.N33]*0.1)" office:value-type="float" office:value="226040816.326531" calcext:value-type="float">
            <text:p>2.260E+08</text:p>
          </table:table-cell>
          <table:table-cell table:style-name="ce33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33]/[.Q33])-([.U37]/[.T37])" office:value-type="float" office:value="0.69" calcext:value-type="float">
            <text:p>0.6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2.12244897959184" calcext:value-type="float">
            <text:p>2.12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4]*([.N34]*0.1)" office:value-type="float" office:value="226040816.326531" calcext:value-type="float">
            <text:p>2.260E+08</text:p>
          </table:table-cell>
          <table:table-cell table:style-name="ce33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34]/[.Q34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1.06122448979592" calcext:value-type="float">
            <text:p>1.0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5]*([.N35]*0.1)" office:value-type="float" office:value="113020408.163265" calcext:value-type="float">
            <text:p>1.130E+08</text:p>
          </table:table-cell>
          <table:table-cell table:style-name="ce33"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35]/[.Q35])-([.U37]/[.T37])" office:value-type="float" office:value="0.385833333333333" calcext:value-type="float">
            <text:p>0.3858333333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3.18367346938775" calcext:value-type="float">
            <text:p>3.1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6]*([.N36]*0.1)" office:value-type="float" office:value="339061224.489796" calcext:value-type="float">
            <text:p>3.391E+08</text:p>
          </table:table-cell>
          <table:table-cell table:style-name="ce33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36]/[.Q36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1065000000" calcext:value-type="float">
            <text:p>1.065E+09</text:p>
          </table:table-cell>
          <table:table-cell table:style-name="ce29" table:formula="of:=[.L37]*([.N37]*0.1)" office:value-type="float" office:value="113020408.163265" calcext:value-type="float">
            <text:p>1.130E+08</text:p>
          </table:table-cell>
          <table:table-cell table:style-name="ce34" office:value-type="float" office:value="55" calcext:value-type="float">
            <text:p>55</text:p>
          </table:table-cell>
          <table:table-cell table:style-name="ce8" office:value-type="float" office:value="67" calcext:value-type="float">
            <text:p>6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2" table:formula="of:=([.R37]/[.Q37])-([.U37]/[.T37])" office:value-type="float" office:value="0.452686567164179" calcext:value-type="float">
            <text:p>0.452686567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style-name="ce26" table:formula="of:=[.L38]*([.N38]*0.1)" office:value-type="float" office:value="32142857.1428571" calcext:value-type="float">
            <text:p>3.214E+07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38]/[.Q38])-([.U43]/[.T43])" office:value-type="float" office:value="0.128648648648649" calcext:value-type="float">
            <text:p>0.1286486486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39]*([.N39]*0.1)" office:value-type="float" office:value="96428571.4285714" calcext:value-type="float">
            <text:p>9.643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39]/[.Q39])-([.U43]/[.T43])" office:value-type="float" office:value="0.43" calcext:value-type="float">
            <text:p>0.43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0]*([.N40]*0.1)" office:value-type="float" office:value="96428571.4285714" calcext:value-type="float">
            <text:p>9.643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40]/[.Q40])-([.U43]/[.T43])" office:value-type="float" office:value="0.42" calcext:value-type="float">
            <text:p>0.42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1]*([.N41]*0.1)" office:value-type="float" office:value="32142857.1428571" calcext:value-type="float">
            <text:p>3.214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1]/[.Q41])-([.U43]/[.T43])" office:value-type="float" office:value="0.18" calcext:value-type="float">
            <text:p>0.1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2]*([.N42]*0.1)" office:value-type="float" office:value="64285714.2857143" calcext:value-type="float">
            <text:p>6.429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90" calcext:value-type="float">
            <text:p>9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2]/[.Q42])-([.U43]/[.T43])" office:value-type="float" office:value="0.135555555555556" calcext:value-type="float">
            <text:p>0.135555555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style-name="ce29" table:formula="of:=[.L43]*([.N43]*0.1)" office:value-type="float" office:value="64285714.2857143" calcext:value-type="float">
            <text:p>6.429E+07</text:p>
          </table:table-cell>
          <table:table-cell table:style-name="ce34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42" table:formula="of:=([.R43]/[.Q43])-([.U43]/[.T43])" office:value-type="float" office:value="0.38983606557377" calcext:value-type="float">
            <text:p>0.3898360656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style-name="ce26" table:formula="of:=[.L44]*([.N44]*0.1)" office:value-type="float" office:value="32142857.1428571" calcext:value-type="float">
            <text:p>3.214E+07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0" table:formula="of:=([.R44]/[.Q44])-([.U49]/[.T49])" office:value-type="float" office:value="0.177802197802198" calcext:value-type="float">
            <text:p>0.1778021978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5]*([.N45]*0.1)" office:value-type="float" office:value="96428571.4285714" calcext:value-type="float">
            <text:p>9.643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5]/[.Q45])-([.U49]/[.T49])" office:value-type="float" office:value="0.175652173913043" calcext:value-type="float">
            <text:p>0.175652173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6]*([.N46]*0.1)" office:value-type="float" office:value="96428571.4285714" calcext:value-type="float">
            <text:p>9.643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46]/[.Q46])-([.U49]/[.T49])" office:value-type="float" office:value="0.525454545454545" calcext:value-type="float">
            <text:p>0.525454545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7]*([.N47]*0.1)" office:value-type="float" office:value="32142857.1428571" calcext:value-type="float">
            <text:p>3.214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7]/[.Q47])-([.U49]/[.T49])" office:value-type="float" office:value="0.166046511627907" calcext:value-type="float">
            <text:p>0.166046511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8]*([.N48]*0.1)" office:value-type="float" office:value="64285714.2857143" calcext:value-type="float">
            <text:p>6.429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74" calcext:value-type="float">
            <text:p>7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48]/[.Q48])-([.U49]/[.T49])" office:value-type="float" office:value="0.155675675675676" calcext:value-type="float">
            <text:p>0.155675675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style-name="ce29" table:formula="of:=[.L49]*([.N49]*0.1)" office:value-type="float" office:value="64285714.2857143" calcext:value-type="float">
            <text:p>6.429E+07</text:p>
          </table:table-cell>
          <table:table-cell table:style-name="ce34" office:value-type="float" office:value="55" calcext:value-type="float">
            <text:p>55</text:p>
          </table:table-cell>
          <table:table-cell table:style-name="ce8" office:value-type="float" office:value="51" calcext:value-type="float">
            <text:p>5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42" table:formula="of:=([.R49]/[.Q49])-([.U49]/[.T49])" office:value-type="float" office:value="0.313333333333333" calcext:value-type="float">
            <text:p>0.3133333333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6-04-15" calcext:value-type="date">
            <text:p>15/04/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9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950000000" calcext:value-type="float">
            <text:p>9.500E+08</text:p>
          </table:table-cell>
          <table:table-cell table:style-name="ce26" table:formula="of:=[.L50]*([.N50]*0.1)" office:value-type="float" office:value="279300000" calcext:value-type="float">
            <text:p>2.793E+08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50]/[.Q50])-([.U55]/[.T55])" office:value-type="float" office:value="0.545454545454545" calcext:value-type="float">
            <text:p>0.5454545455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2.94" calcext:value-type="float">
            <text:p>2.9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1]*([.N51]*0.1)" office:value-type="float" office:value="279300000" calcext:value-type="float">
            <text:p>2.793E+08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1]/[.Q51])-([.U55]/[.T55])" office:value-type="float" office:value="0.564516129032258" calcext:value-type="float">
            <text:p>0.564516129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0.98" calcext:value-type="float">
            <text:p>0.9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2]*([.N52]*0.1)" office:value-type="float" office:value="93100000" calcext:value-type="float">
            <text:p>9.310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2]/[.Q52])-([.U55]/[.T55])" office:value-type="float" office:value="0.509433962264151" calcext:value-type="float">
            <text:p>0.5094339623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25" office:value-type="float" office:value="1.96" calcext:value-type="float">
            <text:p>1.9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3]*([.N53]*0.1)" office:value-type="float" office:value="186200000" calcext:value-type="float">
            <text:p>1.862E+08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3]/[.Q53])-([.U55]/[.T55])" office:value-type="float" office:value="0.444444444444444" calcext:value-type="float">
            <text:p>0.4444444444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4]*([.N54]*0.1)" office:value-type="float" office:value="186200000" calcext:value-type="float">
            <text:p>1.862E+08</text:p>
          </table:table-cell>
          <table:table-cell table:style-name="ce33" office:value-type="float" office:value="5" calcext:value-type="float">
            <text:p>5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4]/[.Q54])-([.U55]/[.T55])" office:value-type="float" office:value="0.161290322580645" calcext:value-type="float">
            <text:p>0.1612903226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8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950000000" calcext:value-type="float">
            <text:p>9.500E+08</text:p>
          </table:table-cell>
          <table:table-cell table:style-name="ce29" table:formula="of:=[.L55]*([.N55]*0.1)" office:value-type="float" office:value="93100000" calcext:value-type="float">
            <text:p>9.310E+07</text:p>
          </table:table-cell>
          <table:table-cell table:style-name="ce34" office:value-type="float" office:value="5" calcext:value-type="float">
            <text:p>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55]/[.Q55])-([.U55]/[.T55])" office:value-type="float" office:value="0.210526315789474" calcext:value-type="float">
            <text:p>0.2105263158</text:p>
          </table:table-cell>
          <table:table-cell table:number-columns-repeated="1002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6-04-15" calcext:value-type="date">
            <text:p>15/04/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9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950000000" calcext:value-type="float">
            <text:p>9.500E+08</text:p>
          </table:table-cell>
          <table:table-cell table:style-name="ce26" table:formula="of:=[.L56]*([.N56]*0.1)" office:value-type="float" office:value="279300000" calcext:value-type="float">
            <text:p>2.793E+08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56]/[.Q56])-([.U61]/[.T61])" office:value-type="float" office:value="0.58695652173913" calcext:value-type="float">
            <text:p>0.5869565217</text:p>
          </table:table-cell>
          <table:table-cell table:number-columns-repeated="1002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2.94" calcext:value-type="float">
            <text:p>2.9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7]*([.N57]*0.1)" office:value-type="float" office:value="279300000" calcext:value-type="float">
            <text:p>2.793E+08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7]/[.Q57])-([.U61]/[.T61])" office:value-type="float" office:value="0.391304347826087" calcext:value-type="float">
            <text:p>0.3913043478</text:p>
          </table:table-cell>
          <table:table-cell table:number-columns-repeated="1002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0.98" calcext:value-type="float">
            <text:p>0.9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8]*([.N58]*0.1)" office:value-type="float" office:value="93100000" calcext:value-type="float">
            <text:p>9.310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8]/[.Q58])-([.U61]/[.T61])" office:value-type="float" office:value="0.15625" calcext:value-type="float">
            <text:p>0.15625</text:p>
          </table:table-cell>
          <table:table-cell table:number-columns-repeated="1002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25" office:value-type="float" office:value="1.96" calcext:value-type="float">
            <text:p>1.9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9]*([.N59]*0.1)" office:value-type="float" office:value="186200000" calcext:value-type="float">
            <text:p>1.862E+08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9]/[.Q59])-([.U61]/[.T61])" office:value-type="float" office:value="0.125" calcext:value-type="float">
            <text:p>0.125</text:p>
          </table:table-cell>
          <table:table-cell table:number-columns-repeated="1002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60]*([.N60]*0.1)" office:value-type="float" office:value="186200000" calcext:value-type="float">
            <text:p>1.862E+08</text:p>
          </table:table-cell>
          <table:table-cell table:style-name="ce33" office:value-type="float" office:value="55" calcext:value-type="float">
            <text:p>5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0]/[.Q60])-([.U61]/[.T61])" office:value-type="float" office:value="0.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8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950000000" calcext:value-type="float">
            <text:p>9.500E+08</text:p>
          </table:table-cell>
          <table:table-cell table:style-name="ce29" table:formula="of:=[.L61]*([.N61]*0.1)" office:value-type="float" office:value="93100000" calcext:value-type="float">
            <text:p>9.310E+07</text:p>
          </table:table-cell>
          <table:table-cell table:style-name="ce34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61]/[.Q61])-([.U61]/[.T61])" office:value-type="float" office:value="0.106382978723404" calcext:value-type="float">
            <text:p>0.1063829787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605000000" calcext:value-type="float">
            <text:p>6.050E+008</text:p>
          </table:table-cell>
          <table:table-cell table:style-name="ce26" table:formula="of:=[.L62]*([.N62]*0.1)" office:value-type="float" office:value="118580000" calcext:value-type="float">
            <text:p>1.186E+08</text:p>
          </table:table-cell>
          <table:table-cell table:style-name="ce32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62]/[.Q62])-([.U67]/[.T67])" office:value-type="float" office:value="0.230769230769231" calcext:value-type="float">
            <text:p>0.2307692308</text:p>
          </table:table-cell>
          <table:table-cell table:number-columns-repeated="1002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2" calcext:value-type="float">
            <text:p>2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3]*([.N63]*0.1)" office:value-type="float" office:value="177870000" calcext:value-type="float">
            <text:p>1.779E+08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3]/[.Q63])-([.U67]/[.T67])" office:value-type="float" office:value="0.308641975308642" calcext:value-type="float">
            <text:p>0.3086419753</text:p>
          </table:table-cell>
          <table:table-cell table:number-columns-repeated="1002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3" calcext:value-type="float">
            <text:p>3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4]*([.N64]*0.1)" office:value-type="float" office:value="177870000" calcext:value-type="float">
            <text:p>1.779E+08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4]/[.Q64])-([.U67]/[.T67])" office:value-type="float" office:value="0.239583333333333" calcext:value-type="float">
            <text:p>0.2395833333</text:p>
          </table:table-cell>
          <table:table-cell table:number-columns-repeated="1002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0.98" calcext:value-type="float">
            <text:p>0.98</text:p>
          </table:table-cell>
          <table:table-cell table:style-name="ce17" office:value-type="float" office:value="4" calcext:value-type="float">
            <text:p>4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5]*([.N65]*0.1)" office:value-type="float" office:value="59290000" calcext:value-type="float">
            <text:p>5.929E+07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65]/[.Q65])-([.U67]/[.T67])"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6]*([.N66]*0.1)" office:value-type="float" office:value="118580000" calcext:value-type="float">
            <text:p>1.186E+08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6]/[.Q66])-([.U67]/[.T67])" office:value-type="float" office:value="0.107142857142857" calcext:value-type="float">
            <text:p>0.1071428571</text:p>
          </table:table-cell>
          <table:table-cell table:number-columns-repeated="1002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605000000" calcext:value-type="float">
            <text:p>6.050E+008</text:p>
          </table:table-cell>
          <table:table-cell table:style-name="ce29" table:formula="of:=[.L67]*([.N67]*0.1)" office:value-type="float" office:value="59290000" calcext:value-type="float">
            <text:p>5.929E+07</text:p>
          </table:table-cell>
          <table:table-cell table:style-name="ce34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67]/[.Q67])-([.U67]/[.T67])" office:value-type="float" office:value="0.087719298245614" calcext:value-type="float">
            <text:p>0.0877192982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605000000" calcext:value-type="float">
            <text:p>6.050E+008</text:p>
          </table:table-cell>
          <table:table-cell table:style-name="ce26" table:formula="of:=[.L68]*([.N68]*0.1)" office:value-type="float" office:value="118580000" calcext:value-type="float">
            <text:p>1.186E+08</text:p>
          </table:table-cell>
          <table:table-cell table:style-name="ce32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0" table:formula="of:=([.R68]/[.Q68])-([.U73]/[.T73])" office:value-type="float" office:value="0.28" calcext:value-type="float">
            <text:p>0.28</text:p>
          </table:table-cell>
          <table:table-cell table:number-columns-repeated="1002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2" calcext:value-type="float">
            <text:p>2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9]*([.N69]*0.1)" office:value-type="float" office:value="177870000" calcext:value-type="float">
            <text:p>1.779E+08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9]/[.Q69])-([.U73]/[.T73])" office:value-type="float" office:value="0.31" calcext:value-type="float">
            <text:p>0.31</text:p>
          </table:table-cell>
          <table:table-cell table:number-columns-repeated="1002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3" calcext:value-type="float">
            <text:p>3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70]*([.N70]*0.1)" office:value-type="float" office:value="177870000" calcext:value-type="float">
            <text:p>1.779E+08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70]/[.Q70])-([.U73]/[.T73])" office:value-type="float" office:value="0.263888888888889" calcext:value-type="float">
            <text:p>0.2638888889</text:p>
          </table:table-cell>
          <table:table-cell table:number-columns-repeated="1002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0.98" calcext:value-type="float">
            <text:p>0.98</text:p>
          </table:table-cell>
          <table:table-cell table:style-name="ce17" office:value-type="float" office:value="4" calcext:value-type="float">
            <text:p>4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71]*([.N71]*0.1)" office:value-type="float" office:value="59290000" calcext:value-type="float">
            <text:p>5.929E+07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71]/[.Q71])-([.U73]/[.T73])" office:value-type="float" office:value="0.120689655172414" calcext:value-type="float">
            <text:p>0.1206896552</text:p>
          </table:table-cell>
          <table:table-cell table:number-columns-repeated="1002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72]*([.N72]*0.1)" office:value-type="float" office:value="118580000" calcext:value-type="float">
            <text:p>1.186E+08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72]/[.Q72])-([.U73]/[.T73])" office:value-type="float" office:value="0.152173913043478" calcext:value-type="float">
            <text:p>0.152173913</text:p>
          </table:table-cell>
          <table:table-cell table:number-columns-repeated="1002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605000000" calcext:value-type="float">
            <text:p>6.050E+008</text:p>
          </table:table-cell>
          <table:table-cell table:style-name="ce29" table:formula="of:=[.L73]*([.N73]*0.1)" office:value-type="float" office:value="59290000" calcext:value-type="float">
            <text:p>5.929E+07</text:p>
          </table:table-cell>
          <table:table-cell table:style-name="ce34" office:value-type="float" office:value="55" calcext:value-type="float">
            <text:p>55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73]/[.Q73])-([.U73]/[.T73])" office:value-type="float" office:value="0.269230769230769" calcext:value-type="float">
            <text:p>0.2692307692</text:p>
          </table:table-cell>
          <table:table-cell table:number-columns-repeated="1002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/>
          <table:table-cell table:style-name="ce12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74]*([.N74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/>
          <table:table-cell table:style-name="ce13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75]*([.N75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/>
          <table:table-cell table:style-name="ce13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76]*([.N76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/>
          <table:table-cell table:style-name="ce13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77]*([.N77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/>
          <table:table-cell table:style-name="ce13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8"/>
          <table:table-cell table:formula="of:=[.L78]*([.N78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/>
          <table:table-cell table:style-name="ce14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79]*([.N79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/>
          <table:table-cell table:style-name="ce12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80]*([.N80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/>
          <table:table-cell table:style-name="ce13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81]*([.N81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/>
          <table:table-cell table:style-name="ce13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82]*([.N82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/>
          <table:table-cell table:style-name="ce13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83]*([.N83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/>
          <table:table-cell table:style-name="ce13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8"/>
          <table:table-cell table:formula="of:=[.L84]*([.N84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/>
          <table:table-cell table:style-name="ce14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85]*([.N85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2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86]*([.N86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87]*([.N87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88]*([.N88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89]*([.N89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8"/>
          <table:table-cell table:formula="of:=[.L90]*([.N90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5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91]*([.N91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2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92]*([.N92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93]*([.N93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94]*([.N94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95]*([.N95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8"/>
          <table:table-cell table:formula="of:=[.L96]*([.N96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5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97]*([.N97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98]*([.N98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99]*([.N99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100]*([.N100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101]*([.N101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30"/>
          <table:table-cell table:formula="of:=[.L102]*([.N102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4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9" table:formula="of:=[.L103]*([.N103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104]*([.N104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105]*([.N105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106]*([.N106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107]*([.N107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30"/>
          <table:table-cell table:formula="of:=[.L108]*([.N108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4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9" table:formula="of:=[.L109]*([.N109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110]*([.N110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111]*([.N111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112]*([.N112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113]*([.N113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30"/>
          <table:table-cell table:formula="of:=[.L114]*([.N114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4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9" table:formula="of:=[.L115]*([.N115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116]*([.N116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117]*([.N117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118]*([.N118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119]*([.N119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30"/>
          <table:table-cell table:formula="of:=[.L120]*([.N120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4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9" table:formula="of:=[.L121]*([.N121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lot - N invest'.I110:'Pilot - N invest'.K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0:01:24.277319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4-18T15:08:23.651188038</dc:date>
    <meta:generator>LibreOffice/4.2.8.2$Linux_X86_64 LibreOffice_project/420m0$Build-2</meta:generator>
    <meta:editing-duration>P4DT34M52S</meta:editing-duration>
    <meta:editing-cycles>82</meta:editing-cycles>
    <meta:document-statistic meta:table-count="1" meta:cell-count="20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